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0868in" table:align="left"/>
    </style:style>
    <style:style style:name="Table1.A" style:family="table-column">
      <style:table-column-properties style:column-width="2.1083in"/>
    </style:style>
    <style:style style:name="Table1.B" style:family="table-column">
      <style:table-column-properties style:column-width="4.978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0868in" table:align="left"/>
    </style:style>
    <style:style style:name="Table2.A" style:family="table-column">
      <style:table-column-properties style:column-width="1.4465in"/>
    </style:style>
    <style:style style:name="Table2.B" style:family="table-column">
      <style:table-column-properties style:column-width="5.640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8139in" table:align="left"/>
    </style:style>
    <style:style style:name="Table3.A" style:family="table-column">
      <style:table-column-properties style:column-width="2.1153in"/>
    </style:style>
    <style:style style:name="Table3.B" style:family="table-column">
      <style:table-column-properties style:column-width="3.698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2"/>
    <style:style style:name="P3" style:family="paragraph" style:parent-style-name="Table_20_Contents" style:list-style-name="L1">
      <style:paragraph-properties fo:margin-top="0in" fo:margin-bottom="0in" loext:contextual-spacing="false"/>
    </style:style>
    <style:style style:name="P4" style:family="paragraph" style:parent-style-name="Table_20_Contents" style:list-style-name="L2">
      <style:paragraph-properties fo:margin-top="0in" fo:margin-bottom="0in" loext:contextual-spacing="false"/>
    </style:style>
    <style:style style:name="P5" style:family="paragraph" style:parent-style-name="Text_20_body" style:master-page-name="HTML">
      <style:paragraph-properties style:page-number="auto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photo"/><text:s/></text:p>
      <text:h text:style-name="Heading_20_2" text:outline-level="2">Contact</text:h>
      <text:p text:style-name="Text_20_body">+48 603 427 067<text:line-break/>ssobiepanek@gmail.com</text:p>
      <text:h text:style-name="Heading_20_2" text:outline-level="2">Skills</text:h>
      <text:p text:style-name="Text_20_body">Node.js<text:line-break/>React.js<text:line-break/>Linux<text:line-break/>PostgreSQL<text:line-break/>GIT<text:line-break/>Delivering Results<text:line-break/>Divergent Thinking<text:line-break/>Time Management</text:p>
      <text:h text:style-name="Heading_20_2" text:outline-level="2">Languages</text:h>
      <text:p text:style-name="Text_20_body">English (C1)<text:line-break/>German (B1)<text:line-break/>Japanese (A1) </text:p>
      <text:h text:style-name="Heading_20_2" text:outline-level="2">Interests</text:h>
      <text:p text:style-name="Text_20_body">Modern teaching<text:line-break/>Rowing<text:line-break/>Non-fiction literature<text:line-break/>Board games</text:p>
      <text:p text:style-name="Heading_20_1">Szymon Sobiepanek</text:p>
      <text:p text:style-name="Text_20_body">A web developer, who is thrilled to learn new technologies. A former rower and therefore, a self-motivated team player. My passions are teaching projects in which I volunteer. </text:p>
      <text:h text:style-name="Heading_20_2" text:outline-level="2"><text:soft-page-break/>Experience</text:h>
      <text:p text:style-name="Horizontal_20_Lin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2.2015 - Present (remotely since 9.2018) </text:p>
          </table:table-cell>
          <table:table-cell table:style-name="Table1.A1" office:value-type="string">
            <text:p text:style-name="Table_20_Contents">Full-stack Developer - Blink Software </text:p>
            <text:list xml:id="list789412973" text:style-name="L1">
              <text:list-item>
                <text:p text:style-name="P3">Developing backend side of multiplication project in Node </text:p>
              </text:list-item>
              <text:list-item>
                <text:p text:style-name="P3">Creating single page application with React and Redux </text:p>
              </text:list-item>
              <text:list-item>
                <text:p text:style-name="P3">Designing and implementing database solution in PostgreSQL </text:p>
              </text:list-item>
              <text:list-item>
                <text:p text:style-name="P3">Integrating 3rd-party APIs including identity platform Auth0, support portal LiveAgent and Amazon S3 </text:p>
              </text:list-item>
              <text:list-item>
                <text:p text:style-name="P3">Writing unit tests, e2e tests and API tests using AVA and TestCafe </text:p>
              </text:list-item>
              <text:list-item>
                <text:p text:style-name="P3">Working in multinational start-up environment </text:p>
              </text:list-item>
              <text:list-item>
                <text:p text:style-name="P3">Mentoring junior developers on JavaScript and development tools </text:p>
              </text:list-item>
              <text:list-item>
                <text:p text:style-name="P1">Maintaining inherited project in React and PHP 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07.2015 - 12.2015 </text:p>
          </table:table-cell>
          <table:table-cell table:style-name="Table1.A1" office:value-type="string">
            <text:p text:style-name="Table_20_Contents">Junior full-stack Developer - Flow2Code </text:p>
            <text:list xml:id="list3416129431" text:style-name="L2">
              <text:list-item>
                <text:p text:style-name="P4">Developing single page application with Angular JS </text:p>
              </text:list-item>
              <text:list-item>
                <text:p text:style-name="P2">Maintaining server application in Java using Spring MVC </text:p>
              </text:list-item>
            </text:list>
          </table:table-cell>
        </table:table-row>
      </table:table>
      <text:h text:style-name="Heading_20_2" text:outline-level="2">Education</text:h>
      <text:p text:style-name="Horizontal_20_Line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10.2016 - Present </text:p>
          </table:table-cell>
          <table:table-cell table:style-name="Table2.A1" office:value-type="string">
            <text:p text:style-name="Table_20_Contents">Adam Mickiewicz University in Poznań , Teaching of Mathematics and Computer Science </text:p>
          </table:table-cell>
        </table:table-row>
        <table:table-row>
          <table:table-cell table:style-name="Table2.A1" office:value-type="string">
            <text:p text:style-name="Table_20_Contents">10.2012 - Preset </text:p>
          </table:table-cell>
          <table:table-cell table:style-name="Table2.A1" office:value-type="string">
            <text:p text:style-name="Table_20_Contents">Adam Mickiewicz University in Poznań, Computer Science </text:p>
          </table:table-cell>
        </table:table-row>
        <table:table-row>
          <table:table-cell table:style-name="Table2.A1" office:value-type="string">
            <text:p text:style-name="Table_20_Contents">10.2012 – 10.2015 </text:p>
          </table:table-cell>
          <table:table-cell table:style-name="Table2.A1" office:value-type="string">
            <text:p text:style-name="Table_20_Contents">Adam Mickiewicz University in Poznań, Financial Mathematics </text:p>
          </table:table-cell>
        </table:table-row>
      </table:table>
      <text:h text:style-name="Heading_20_2" text:outline-level="2">Volunteer Experience</text:h>
      <text:p text:style-name="Horizontal_20_Line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Table_20_Contents">9.2018 – Present </text:p>
          </table:table-cell>
          <table:table-cell table:style-name="Table3.A1" office:value-type="string">
            <text:p text:style-name="Table_20_Contents">Tutor – "POLITES" Association, Szczecin </text:p>
          </table:table-cell>
        </table:table-row>
        <table:table-row>
          <table:table-cell table:style-name="Table3.A1" office:value-type="string">
            <text:p text:style-name="Table_20_Contents">10.2014 - Preset<text:line-break/>(remotely since 9.2018) </text:p>
          </table:table-cell>
          <table:table-cell table:style-name="Table3.A1" office:value-type="string">
            <text:p text:style-name="Table_20_Contents">Tutor – "Lepszy Świat" Association, Poznań </text:p>
          </table:table-cell>
        </table:table-row>
      </table:table>
      <text:p text:style-name="Text_20_body">In both volunteering projects I work with children. Besides teaching and helping them with school issues, my core responsibility is guiding them to become self-confident and happy adults with strong personalities.</text:p>
      <text:p text:style-name="Text_20_body"><text:script xlink:href="../js/jquery.min.js"/><text:script xlink:href="../js/bootstrap.min.js"/><text:script xlink:href="../js/lodash.js"/><text:script xlink:href="../js/fraktal.j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l" fo:country="PL" style:font-name-asian="AR PL SungtiL GB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start" style:justify-single-word="false"/>
      <style:text-properties fo:color="#495057" style:font-name="apple-system" fo:font-family="apple-system, BlinkMacSystemFont, 'Segoe UI', Roboto, 'Helvetica Neue', Arial, 'Noto Sans', sans-serif, 'Apple Color Emoji', 'Segoe UI Emoji', 'Segoe UI Symbol', 'Noto Color Emoji'" fo:font-weight="normal" style:font-name-asian="apple-system" style:font-family-asian="apple-system, BlinkMacSystemFont, 'Segoe UI', Roboto, 'Helvetica Neue', Arial, 'Noto Sans', sans-serif, 'Apple Color Emoji', 'Segoe UI Emoji', 'Segoe UI Symbol', 'Noto Color Emoji'" style:font-weight-asian="normal" style:font-name-complex="apple-system" style:font-family-complex="apple-system, BlinkMacSystemFont, 'Segoe UI', Roboto, 'Helvetica Neue', Arial, 'Noto Sans', sans-serif, 'Apple Color Emoji', 'Segoe UI Emoji', 'Segoe UI Symbol', 'Noto Color Emoji'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Sender" style:family="paragraph" style:parent-style-name="Standard" style:class="extra">
      <style:text-properties fo:font-variant="normal" fo:text-transform="none" fo:font-style="normal" style:font-style-asian="normal" style:font-style-complex="normal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AR PL SungtiL GB" style:font-family-asian="'AR PL SungtiL GB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 fo:line-height="120%"/>
      <style:text-properties fo:color="#2fa4e7" style:font-name="Liberation Serif" fo:font-family="'Liberation Serif'" style:font-family-generic="roman" style:font-pitch="variable" fo:font-size="7pt" fo:font-weight="bold" style:font-name-asian="AR PL SungtiL GB" style:font-family-asian="'AR PL SungtiL GB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fo:color="#212529" style:font-name="SFMono-Regular" fo:font-family="SFMono-Regular, Menlo, Monaco, Consolas, 'Liberation Mono', 'Courier New', monospace" fo:font-size="10pt" style:font-name-asian="SFMono-Regular" style:font-family-asian="SFMono-Regular, Menlo, Monaco, Consolas, 'Liberation Mono', 'Courier New', monospace" style:font-size-asian="10pt" style:font-name-complex="SFMono-Regular" style:font-family-complex="SFMono-Regular, Menlo, Monaco, Consolas, 'Liberation Mono', 'Courier New', monospac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2fa4e7" style:text-line-through-style="none" style:text-line-through-type="none" style:text-underline-style="none" style:text-blinking="false" fo:background-color="transparent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color="#e83e8c"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/>
    </style:style>
    <style:style style:name="User_20_Entry" style:display-name="User Entry" style:family="text">
      <style:text-properties fo:color="#ffffff" style:font-name="SFMono-Regular" fo:font-family="SFMono-Regular, Menlo, Monaco, Consolas, 'Liberation Mono', 'Courier New', monospace" fo:background-color="#212529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/>
    </style:style>
    <style:style style:name="Example" style:family="text">
      <style:text-properties style:font-name="SFMono-Regular" fo:font-family="SFMono-Regular, Menlo, Monaco, Consolas, 'Liberation Mono', 'Courier New', monospace" style:font-name-asian="SFMono-Regular" style:font-family-asian="SFMono-Regular, Menlo, Monaco, Consolas, 'Liberation Mono', 'Courier New', monospace" style:font-name-complex="SFMono-Regular" style:font-family-complex="SFMono-Regular, Menlo, Monaco, Consolas, 'Liberation Mono', 'Courier New', monospac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2fa4e7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order="none" fo:padding="0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sume</dc:title>
    <meta:generator>LibreOffice/6.0.7.3$Linux_X86_64 LibreOffice_project/00m0$Build-3</meta:generator>
    <dc:date>2019-06-25T13:43:43.551830035</dc:date>
    <meta:editing-duration>PT22S</meta:editing-duration>
    <meta:editing-cycles>1</meta:editing-cycles>
    <meta:document-statistic meta:table-count="3" meta:image-count="0" meta:object-count="0" meta:page-count="3" meta:paragraph-count="40" meta:word-count="261" meta:character-count="1845" meta:non-whitespace-character-count="1601"/>
    <meta:user-defined meta:name=""/>
  </office:meta>
</office:document-meta>
</file>